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text-align="center" style:justify-single-word="false"/>
      <style:text-properties style:font-name="Century Gothic"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Century Gothic" fo:font-size="11pt" fo:font-weight="bold" style:font-size-asian="11pt" style:font-weight-asian="bold" style:font-size-complex="11pt" style:font-weight-complex="bold"/>
    </style:style>
    <style:style style:name="P5" style:family="paragraph" style:parent-style-name="Standard">
      <style:paragraph-properties fo:margin-left="6.88mm" fo:margin-right="0mm" fo:text-indent="0mm" style:auto-text-indent="false"/>
      <style:text-properties style:font-name="Century Gothic" fo:font-size="10pt" style:font-size-asian="10pt" style:font-size-complex="10pt"/>
    </style:style>
    <style:style style:name="P6" style:family="paragraph" style:parent-style-name="No_20_Spacing">
      <style:text-properties style:font-name="Century Gothic" fo:font-size="10pt" style:font-size-asian="10pt" style:font-size-complex="10pt"/>
    </style:style>
    <style:style style:name="P7"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8" style:family="paragraph" style:parent-style-name="Table_20_Contents">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T1" style:family="text">
      <style:text-properties fo:font-weight="bold" style:font-weight-asian="bold" style:font-weight-complex="bold"/>
    </style:style>
    <style:style style:name="T2" style:family="text">
      <style:text-properties fo:language="en" fo:country="SG" style:font-name-asian="Calibri1" style:language-asian="zh" style:country-asian="CN" style:font-name-complex="Courier New"/>
    </style:style>
    <style:style style:name="T3" style:family="text">
      <style:text-properties fo:language="en" fo:country="SG" style:font-name-asian="SimSun" style:language-asian="zh" style:country-asian="CN"/>
    </style:style>
    <style:style style:name="T4" style:family="text">
      <style:text-properties fo:language="en" fo:country="SG" style:text-underline-style="solid" style:text-underline-width="auto" style:text-underline-color="font-color" fo:font-weight="normal" style:font-name-asian="SimSun" style:language-asian="zh" style:country-asian="CN" style:font-weight-asian="normal" style:font-weight-complex="normal"/>
    </style:style>
    <style:style style:name="T5" style:family="text">
      <style:text-properties fo:language="en" fo:country="SG" style:text-underline-style="none" fo:font-weight="normal" style:font-name-asian="SimSun" style:language-asian="zh" style:country-asian="CN" style:font-weight-asian="normal" style:font-weight-complex="normal"/>
    </style:style>
    <style:style style:name="T6" style:family="text">
      <style:text-properties fo:font-variant="normal" fo:text-transform="none" fo:color="#000000" fo:letter-spacing="normal" fo:language="en" fo:country="GB" fo:font-style="normal" fo:font-weight="normal" style:font-weight-asian="normal" style:font-name-complex="Ari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ext:placeholder text:placeholder-type="text">&lt;o.name&gt;</text:placeholder></text:span>. </text:p>
      <text:p text:style-name="P2">Company Registration No: <text:span text:style-name="T3"><text:placeholder text:placeholder-type="text">&lt;o.uen&gt;</text:placeholder></text:span> </text:p>
      <text:p text:style-name="P2">(Incorporated in the Republic of Singapore) </text:p>
      <text:p text:style-name="P1"/>
      <text:p text:style-name="P1"/>
      <text:p text:style-name="P1"/>
      <text:p text:style-name="P4">DIRECTORS' RESOLUTION IN WRITING PURSUANT TO </text:p>
      <text:p text:style-name="P4">THE ARTICLES OF ASSOCIATION OF THE COMPANY </text:p>
      <text:p text:style-name="P1"><text:tab/><text:tab/> </text:p>
      <text:p text:style-name="P1"/>
      <text:p text:style-name="P1"/>
      <text:p text:style-name="P1">We, the undersigned, being the directors of the Company do on this date, agree and consent to pass the following resolution as Directors’ Resolution in writing pursuant to the Articles of Association of the Company. </text:p>
      <text:p text:style-name="P1"/>
      <text:p text:style-name="P1">The following resolution were passed: </text:p>
      <text:p text:style-name="P1"/>
      <text:p text:style-name="P1">1. <text:s text:c="2"/><text:span text:style-name="T1">CONFIRMATION OF COMPANY DORMANT STATUS </text:span></text:p>
      <text:p text:style-name="P5">The directors have confirmed that the Company has remained dormant for the financial period ended <text:span text:style-name="T5"><text:placeholder text:placeholder-type="text">&lt;convert_date_d_B_Y(o.fs_end_date)&gt;</text:placeholder></text:span>. </text:p>
      <text:p text:style-name="P1"><text:tab/> </text:p>
      <text:p text:style-name="P1"/>
      <text:p text:style-name="P1">2. <text:s text:c="2"/><text:span text:style-name="T1">ANNUAL GENERAL MEETING </text:span></text:p>
      <text:p text:style-name="P1"><text:span text:style-name="T1"><text:s text:c="6"/>RESOLVED</text:span> that the 1st Annual General Meeting of the Company be deemed held by way <text:s/></text:p>
      <text:p text:style-name="P1"><text:s text:c="6"/>of the Members’ minutes in writing pursuant to the Articles of Association of the Company. <text:s/></text:p>
      <text:p text:style-name="P1"/>
      <text:p text:style-name="P1"/>
      <text:p text:style-name="P1"/>
      <text:p text:style-name="P4">SIGNED AS CORRECT RECORD </text:p>
      <text:p text:style-name="P4">On Behalf of the Board </text:p>
      <text:p text:style-name="P1"/>
      <text:p text:style-name="P7"><text:placeholder text:placeholder-type="text">&lt;for each="line in get_2directorin1line(o.id)"&gt;</text:placeholder></text:p>
      <text:p text:style-name="P6"/>
      <text:p text:style-name="P6"/>
      <text:p text:style-name="P6"/>
      <text:p text:style-name="P6">__________________________________ <text:s text:c="16"/><text:tab/> <text:span text:style-name="T6"><text:placeholder text:placeholder-type="text">&lt;if test="line['director2']!=''"&gt;</text:placeholder></text:span>_________________________________<text:span text:style-name="T6"><text:placeholder text:placeholder-type="text">&lt;/if&gt;</text:placeholder></text:span></text:p>
      <text:p text:style-name="P8"><text:placeholder text:placeholder-type="text">&lt;line['director1']&gt;</text:placeholder><text:tab/><text:placeholder text:placeholder-type="text">&lt;if test="line['director2']!=''"&gt;</text:placeholder><text:placeholder text:placeholder-type="text">&lt;line['director2']&gt;</text:placeholder><text:placeholder text:placeholder-type="text">&lt;/if&gt;</text:placeholder></text:p>
      <text:p text:style-name="P6">Director<text:tab/><text:tab/><text:tab/><text:tab/><text:tab/><text:tab/> <text:span text:style-name="T6"><text:placeholder text:placeholder-type="text">&lt;if test="line['director2']!=''"&gt;</text:placeholder></text:span>Director<text:span text:style-name="T6"><text:placeholder text:placeholder-type="text">&lt;/if&gt;</text:placeholder></text:span> <text:s text:c="18"/></text:p>
      <text:p text:style-name="P7"><text:placeholder text:placeholder-type="text">&lt;/for&gt;</text:placeholder></text:p>
      <text:p text:style-name="P1"/>
      <text:p text:style-name="P1">Date : <text:span text:style-name="T3"><text:placeholder text:placeholder-type="text">&lt;get_datenow()&gt;</text:placeholder></text:span></text:p>
      <text:p text:style-name="P1"/>
      <text:p text:style-name="P1"><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orphans="2" fo:widows="2" style:writing-mode="lr-tb"/>
      <style:text-properties style:use-window-font-color="true" style:font-name="Calibri" fo:font-size="11pt" fo:language="en" fo:country="SG" style:font-size-asian="11pt" style:font-size-complex="11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0-31T14:53:51</meta:creation-date>
    <dc:date>2015-12-08T19:57:12</dc:date>
    <dc:creator>phung11764 </dc:creator>
    <meta:editing-duration>PT22S</meta:editing-duration>
    <meta:editing-cycles>6</meta:editing-cycles>
    <meta:generator>LibreOffice/3.5$Linux_X86_64 LibreOffice_project/350m1$Build-2</meta:generator>
    <meta:document-statistic meta:table-count="0" meta:image-count="0" meta:object-count="0" meta:page-count="1" meta:paragraph-count="23" meta:word-count="146" meta:character-count="1245" meta:non-whitespace-character-count="1037"/>
  </office:meta>
</office:document-meta>
</file>